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line-height="150%"/>
    </style:style>
    <style:style style:name="P2" style:family="paragraph" style:parent-style-name="Standard">
      <style:paragraph-properties fo:line-height="150%"/>
      <style:text-properties style:font-name="Arial" fo:font-size="13pt" officeooo:rsid="001146a2" officeooo:paragraph-rsid="001146a2" style:font-size-asian="13pt" style:font-size-complex="13pt"/>
    </style:style>
    <style:style style:name="P3" style:family="paragraph" style:parent-style-name="Text_20_body">
      <style:paragraph-properties fo:line-height="150%"/>
      <style:text-properties style:font-name="Arial" fo:font-size="13pt" officeooo:rsid="001146a2" officeooo:paragraph-rsid="001146a2" style:font-size-asian="13pt" style:font-size-complex="13pt"/>
    </style:style>
    <style:style style:name="P4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0edbcb" officeooo:paragraph-rsid="000edbcb" style:font-size-asian="13pt" style:font-size-complex="13pt"/>
    </style:style>
    <style:style style:name="P5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0edbcb" officeooo:paragraph-rsid="0011d3b8" style:font-size-asian="13pt" style:font-size-complex="13pt"/>
    </style:style>
    <style:style style:name="P6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0edbcb" officeooo:paragraph-rsid="0014c2fa" style:font-size-asian="13pt" style:font-size-complex="13pt"/>
    </style:style>
    <style:style style:name="P7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0edbcb" officeooo:paragraph-rsid="00157c0f" style:font-size-asian="13pt" style:font-size-complex="13pt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0edbcb" officeooo:paragraph-rsid="001779b6" style:font-size-asian="13pt" style:font-size-complex="13pt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0edbcb" officeooo:paragraph-rsid="00180a80" style:font-size-asian="13pt" style:font-size-complex="13pt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0edbcb" officeooo:paragraph-rsid="0019debe" style:font-size-asian="13pt" style:font-size-complex="13pt"/>
    </style:style>
    <style:style style:name="P11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0edbcb" officeooo:paragraph-rsid="001b4451" style:font-size-asian="13pt" style:font-size-complex="13pt"/>
    </style:style>
    <style:style style:name="P12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0edbcb" officeooo:paragraph-rsid="001e800b" style:font-size-asian="13pt" style:font-size-complex="13pt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0edbcb" officeooo:paragraph-rsid="001e800b" style:font-size-asian="13pt" style:font-size-complex="13pt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0edbcb" officeooo:paragraph-rsid="001f7013" style:font-size-asian="13pt" style:font-size-complex="13pt"/>
    </style:style>
    <style:style style:name="P15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0edbcb" officeooo:paragraph-rsid="0023ca1b" style:font-size-asian="13pt" style:font-size-complex="13pt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107c5d" officeooo:paragraph-rsid="00107c5d" style:font-size-asian="13pt" style:font-size-complex="13pt"/>
    </style:style>
    <style:style style:name="P17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1113a2" officeooo:paragraph-rsid="001113a2" style:font-size-asian="13pt" style:font-size-complex="13pt"/>
    </style:style>
    <style:style style:name="P18" style:family="paragraph" style:parent-style-name="Text_20_body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1113a2" officeooo:paragraph-rsid="001146a2" style:font-size-asian="13pt" style:font-size-complex="13pt"/>
    </style:style>
    <style:style style:name="P19" style:family="paragraph" style:parent-style-name="Text_20_body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1113a2" officeooo:paragraph-rsid="0019debe" style:font-size-asian="13pt" style:font-size-complex="13pt"/>
    </style:style>
    <style:style style:name="P20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157c0f" officeooo:paragraph-rsid="00157c0f" style:font-size-asian="13pt" style:font-size-complex="13pt"/>
    </style:style>
    <style:style style:name="P21" style:family="paragraph" style:parent-style-name="Text_20_body">
      <style:paragraph-properties fo:margin-left="0cm" fo:margin-right="0cm" fo:margin-top="0.101cm" fo:margin-bottom="0.347cm" style:contextual-spacing="false" fo:line-height="150%" fo:text-indent="0cm" style:auto-text-indent="false"/>
      <style:text-properties style:font-name="Arial" fo:font-size="13pt" officeooo:rsid="00157c0f" officeooo:paragraph-rsid="00157c0f" style:font-size-asian="13pt" style:font-size-complex="13pt"/>
    </style:style>
    <style:style style:name="P22" style:family="paragraph" style:parent-style-name="Text_20_body">
      <style:paragraph-properties fo:margin-top="0.101cm" fo:margin-bottom="0.347cm" style:contextual-spacing="false" fo:line-height="150%"/>
      <style:text-properties style:font-name="Arial" fo:font-size="13pt" officeooo:rsid="00157c0f" officeooo:paragraph-rsid="00157c0f" style:font-size-asian="13pt" style:font-size-complex="13pt"/>
    </style:style>
    <style:style style:name="P23" style:family="paragraph" style:parent-style-name="Text_20_body">
      <style:paragraph-properties fo:line-height="150%"/>
      <style:text-properties style:font-name="Arial" fo:font-size="13pt" officeooo:rsid="00157c0f" officeooo:paragraph-rsid="001779b6" style:font-size-asian="13pt" style:font-size-complex="13pt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1779b6" officeooo:paragraph-rsid="001779b6" style:font-size-asian="13pt" style:font-size-complex="13pt"/>
    </style:style>
    <style:style style:name="P25" style:family="paragraph" style:parent-style-name="Text_20_body">
      <style:paragraph-properties fo:line-height="150%"/>
      <style:text-properties style:font-name="Arial" fo:font-size="13pt" officeooo:rsid="001779b6" officeooo:paragraph-rsid="001779b6" style:font-size-asian="13pt" style:font-size-complex="13pt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1779b6" officeooo:paragraph-rsid="00180a80" style:font-size-asian="13pt" style:font-size-complex="13pt"/>
    </style:style>
    <style:style style:name="P27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180a80" officeooo:paragraph-rsid="00180a80" style:font-size-asian="13pt" style:font-size-complex="13pt"/>
    </style:style>
    <style:style style:name="P28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180a80" officeooo:paragraph-rsid="0019debe" style:font-size-asian="13pt" style:font-size-complex="13pt"/>
    </style:style>
    <style:style style:name="P29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1eec82" officeooo:paragraph-rsid="001f7013" style:font-size-asian="13pt" style:font-size-complex="13pt"/>
    </style:style>
    <style:style style:name="P3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1f7013" officeooo:paragraph-rsid="001f7013" style:font-size-asian="13pt" style:font-size-complex="13pt"/>
    </style:style>
    <style:style style:name="P31" style:family="paragraph" style:parent-style-name="Text_20_body">
      <style:paragraph-properties fo:line-height="150%"/>
      <style:text-properties style:font-name="Arial" fo:font-size="13pt" officeooo:rsid="001f7013" officeooo:paragraph-rsid="001f7013" style:font-size-asian="13pt" style:font-size-complex="13pt"/>
    </style:style>
    <style:style style:name="P32" style:family="paragraph" style:parent-style-name="Text_20_body">
      <style:paragraph-properties fo:margin-top="0.101cm" fo:margin-bottom="0.347cm" style:contextual-spacing="false" fo:line-height="150%"/>
      <style:text-properties style:font-name="Arial" fo:font-size="13pt" officeooo:rsid="0011d3b8" officeooo:paragraph-rsid="0011d3b8" style:font-size-asian="13pt" style:font-size-complex="13pt"/>
    </style:style>
    <style:style style:name="P33" style:family="paragraph" style:parent-style-name="Text_20_body">
      <style:paragraph-properties fo:line-height="150%"/>
      <style:text-properties style:font-name="Arial" fo:font-size="13pt" officeooo:rsid="0011d3b8" officeooo:paragraph-rsid="0011d3b8" style:font-size-asian="13pt" style:font-size-complex="13pt"/>
    </style:style>
    <style:style style:name="P34" style:family="paragraph" style:parent-style-name="Text_20_body">
      <style:paragraph-properties fo:margin-top="0.101cm" fo:margin-bottom="0.347cm" style:contextual-spacing="false" fo:line-height="150%"/>
      <style:text-properties style:font-name="Arial" fo:font-size="13pt" officeooo:rsid="0011d3b8" officeooo:paragraph-rsid="001a2537" style:font-size-asian="13pt" style:font-size-complex="13pt"/>
    </style:style>
    <style:style style:name="P35" style:family="paragraph" style:parent-style-name="Text_20_body">
      <style:paragraph-properties fo:line-height="150%"/>
      <style:text-properties style:font-name="Arial" fo:font-size="13pt" officeooo:rsid="0011d3b8" officeooo:paragraph-rsid="001a2537" style:font-size-asian="13pt" style:font-size-complex="13pt"/>
    </style:style>
    <style:style style:name="P36" style:family="paragraph" style:parent-style-name="Text_20_body">
      <style:paragraph-properties fo:line-height="150%"/>
      <style:text-properties style:font-name="Arial" fo:font-size="13pt" style:font-size-asian="13pt" style:font-size-complex="13pt"/>
    </style:style>
    <style:style style:name="P37" style:family="paragraph" style:parent-style-name="Text_20_body">
      <style:paragraph-properties fo:line-height="150%"/>
      <style:text-properties style:font-name="Arial" fo:font-size="13pt" officeooo:paragraph-rsid="0021e178" style:font-size-asian="13pt" style:font-size-complex="13pt"/>
    </style:style>
    <style:style style:name="P38" style:family="paragraph" style:parent-style-name="Text_20_body">
      <style:paragraph-properties fo:line-height="150%"/>
      <style:text-properties style:font-name="Arial" fo:font-size="13pt" officeooo:rsid="00139fe5" officeooo:paragraph-rsid="00139fe5" style:font-size-asian="13pt" style:font-size-complex="13pt"/>
    </style:style>
    <style:style style:name="P39" style:family="paragraph" style:parent-style-name="Text_20_body">
      <style:paragraph-properties fo:margin-top="0.101cm" fo:margin-bottom="0.347cm" style:contextual-spacing="false" fo:line-height="150%"/>
      <style:text-properties style:font-name="Arial" fo:font-size="13pt" officeooo:rsid="0014c2fa" officeooo:paragraph-rsid="0014c2fa" style:font-size-asian="13pt" style:font-size-complex="13pt"/>
    </style:style>
    <style:style style:name="P40" style:family="paragraph" style:parent-style-name="Text_20_body">
      <style:paragraph-properties fo:margin-left="0cm" fo:margin-right="0cm" fo:margin-top="0.101cm" fo:margin-bottom="0.347cm" style:contextual-spacing="false" fo:line-height="150%" fo:text-indent="0cm" style:auto-text-indent="false"/>
      <style:text-properties style:font-name="Arial" fo:font-size="13pt" officeooo:rsid="0014c2fa" officeooo:paragraph-rsid="00157c0f" style:font-size-asian="13pt" style:font-size-complex="13pt"/>
    </style:style>
    <style:style style:name="P41" style:family="paragraph" style:parent-style-name="Text_20_body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19debe" officeooo:paragraph-rsid="0019debe" style:font-size-asian="13pt" style:font-size-complex="13pt"/>
    </style:style>
    <style:style style:name="P42" style:family="paragraph" style:parent-style-name="Text_20_body">
      <style:paragraph-properties fo:line-height="150%"/>
      <style:text-properties style:font-name="Arial" fo:font-size="13pt" officeooo:rsid="001b4451" officeooo:paragraph-rsid="001b4451" style:font-size-asian="13pt" style:font-size-complex="13pt"/>
    </style:style>
    <style:style style:name="P43" style:family="paragraph" style:parent-style-name="Text_20_body">
      <style:paragraph-properties fo:margin-top="0.101cm" fo:margin-bottom="0.347cm" style:contextual-spacing="false" fo:line-height="150%"/>
      <style:text-properties style:font-name="Arial" fo:font-size="13pt" officeooo:rsid="001ce66a" officeooo:paragraph-rsid="001e800b" style:font-size-asian="13pt" style:font-size-complex="13pt"/>
    </style:style>
    <style:style style:name="P44" style:family="paragraph" style:parent-style-name="Text_20_body">
      <style:paragraph-properties fo:margin-top="0.101cm" fo:margin-bottom="0.347cm" style:contextual-spacing="false" fo:line-height="150%"/>
      <style:text-properties style:font-name="Arial" fo:font-size="13pt" officeooo:rsid="001e800b" officeooo:paragraph-rsid="001e800b" style:font-size-asian="13pt" style:font-size-complex="13pt"/>
    </style:style>
    <style:style style:name="P45" style:family="paragraph" style:parent-style-name="Text_20_body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1e800b" officeooo:paragraph-rsid="001e800b" style:font-size-asian="13pt" style:font-size-complex="13pt"/>
    </style:style>
    <style:style style:name="P46" style:family="paragraph" style:parent-style-name="Text_20_body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1e800b" officeooo:paragraph-rsid="001eec82" style:font-size-asian="13pt" style:font-size-complex="13pt"/>
    </style:style>
    <style:style style:name="P47" style:family="paragraph" style:parent-style-name="Text_20_body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20cf33" officeooo:paragraph-rsid="001e800b" style:font-size-asian="13pt" style:font-size-complex="13pt"/>
    </style:style>
    <style:style style:name="P48" style:family="paragraph" style:parent-style-name="Text_20_body">
      <style:paragraph-properties fo:line-height="150%"/>
      <style:text-properties style:font-name="Arial" fo:font-size="13pt" officeooo:rsid="0020b400" officeooo:paragraph-rsid="0020b400" style:font-size-asian="13pt" style:font-size-complex="13pt"/>
    </style:style>
    <style:style style:name="P49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286fe7" officeooo:paragraph-rsid="00286fe7" style:font-size-asian="13pt" style:font-size-complex="13pt"/>
    </style:style>
    <style:style style:name="P5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286fe7" officeooo:paragraph-rsid="00293edf" style:font-size-asian="13pt" style:font-size-complex="13pt"/>
    </style:style>
    <style:style style:name="P51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286fe7" officeooo:paragraph-rsid="002dd24d" style:font-size-asian="13pt" style:font-size-complex="13pt"/>
    </style:style>
    <style:style style:name="P52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2a06d0" officeooo:paragraph-rsid="002a06d0" style:font-size-asian="13pt" style:font-size-complex="13pt"/>
    </style:style>
    <style:style style:name="P53" style:family="paragraph" style:parent-style-name="Text_20_body">
      <style:paragraph-properties fo:line-height="150%"/>
      <style:text-properties style:font-name="Arial" fo:font-size="13pt" officeooo:rsid="002a06d0" officeooo:paragraph-rsid="002dd24d" style:font-size-asian="13pt" style:font-size-complex="13pt"/>
    </style:style>
    <style:style style:name="P54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2dd24d" officeooo:paragraph-rsid="002dd24d" style:font-size-asian="13pt" style:font-size-complex="13pt"/>
    </style:style>
    <style:style style:name="P55" style:family="paragraph" style:parent-style-name="Text_20_body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2bee70" officeooo:paragraph-rsid="002bee70" style:font-size-asian="13pt" style:font-size-complex="13pt"/>
    </style:style>
    <style:style style:name="P56" style:family="paragraph" style:parent-style-name="Text_20_body">
      <style:paragraph-properties fo:line-height="150%"/>
      <style:text-properties style:font-name="Arial" fo:font-size="13pt" officeooo:rsid="0021e178" officeooo:paragraph-rsid="0021e178" style:font-size-asian="13pt" style:font-size-complex="13pt"/>
    </style:style>
    <style:style style:name="P57" style:family="paragraph" style:parent-style-name="Text_20_body">
      <style:paragraph-properties fo:line-height="150%"/>
      <style:text-properties style:font-name="Arial" fo:font-size="13pt" officeooo:rsid="0021e178" officeooo:paragraph-rsid="0023ca1b" style:font-size-asian="13pt" style:font-size-complex="13pt"/>
    </style:style>
    <style:style style:name="P58" style:family="paragraph" style:parent-style-name="Text_20_body">
      <style:paragraph-properties fo:line-height="100%"/>
      <style:text-properties style:font-name="Arial" fo:font-size="13pt" officeooo:rsid="0021e178" officeooo:paragraph-rsid="0023ca1b" style:font-size-asian="13pt" style:font-size-complex="13pt"/>
    </style:style>
    <style:style style:name="P59" style:family="paragraph" style:parent-style-name="Text_20_body">
      <style:paragraph-properties fo:line-height="100%"/>
      <style:text-properties style:font-name="Arial" fo:font-size="13pt" officeooo:rsid="0021e178" officeooo:paragraph-rsid="0025bc36" style:font-size-asian="13pt" style:font-size-complex="13pt"/>
    </style:style>
    <style:style style:name="P60" style:family="paragraph" style:parent-style-name="Text_20_body">
      <style:paragraph-properties fo:line-height="100%"/>
      <style:text-properties style:font-name="Arial" fo:font-size="13pt" officeooo:paragraph-rsid="0023ca1b" style:font-size-asian="13pt" style:font-size-complex="13pt"/>
    </style:style>
    <style:style style:name="P61" style:family="paragraph" style:parent-style-name="Text_20_body">
      <style:paragraph-properties fo:line-height="100%"/>
      <style:text-properties style:font-name="Arial" fo:font-size="13pt" officeooo:paragraph-rsid="0025bc36" style:font-size-asian="13pt" style:font-size-complex="13pt"/>
    </style:style>
    <style:style style:name="P62" style:family="paragraph" style:parent-style-name="Text_20_body">
      <style:paragraph-properties fo:line-height="150%"/>
      <style:text-properties style:font-name="Arial" fo:font-size="13pt" officeooo:rsid="0025bc36" officeooo:paragraph-rsid="0025bc36" style:font-size-asian="13pt" style:font-size-complex="13pt"/>
    </style:style>
    <style:style style:name="P63" style:family="paragraph" style:parent-style-name="Text_20_body">
      <style:paragraph-properties fo:line-height="150%"/>
      <style:text-properties style:font-name="Arial" fo:font-size="13pt" officeooo:rsid="0027da2b" officeooo:paragraph-rsid="0027da2b" style:font-size-asian="13pt" style:font-size-complex="13pt"/>
    </style:style>
    <style:style style:name="P64" style:family="paragraph" style:parent-style-name="Text_20_body">
      <style:paragraph-properties fo:line-height="150%" fo:text-align="start" style:justify-single-word="false"/>
      <style:text-properties style:font-name="Arial" fo:font-size="13pt" officeooo:rsid="001e800b" officeooo:paragraph-rsid="001e800b" style:font-size-asian="11.3500003814697pt" style:font-size-complex="13pt"/>
    </style:style>
    <style:style style:name="P65" style:family="paragraph" style:parent-style-name="Text_20_body">
      <style:paragraph-properties fo:line-height="150%"/>
      <style:text-properties style:font-name="Arial" fo:font-size="13pt" fo:font-weight="normal" officeooo:rsid="001f9b28" officeooo:paragraph-rsid="001f9b28" style:font-size-asian="13pt" style:font-weight-asian="normal" style:font-size-complex="13pt" style:font-weight-complex="normal"/>
    </style:style>
    <style:style style:name="P66" style:family="paragraph" style:parent-style-name="Text_20_body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fo:font-weight="normal" officeooo:rsid="001113a2" officeooo:paragraph-rsid="001f9b28" style:font-size-asian="13pt" style:font-weight-asian="normal" style:font-size-complex="13pt" style:font-weight-complex="normal"/>
    </style:style>
    <style:style style:name="P67" style:family="paragraph" style:parent-style-name="Text_20_body">
      <style:paragraph-properties fo:line-height="150%"/>
      <style:text-properties fo:font-size="13pt" officeooo:rsid="002a06d0" officeooo:paragraph-rsid="002a06d0" style:font-size-asian="13pt" style:font-size-complex="13pt"/>
    </style:style>
    <style:style style:name="P68" style:family="paragraph" style:parent-style-name="Text_20_body">
      <style:paragraph-properties fo:line-height="150%"/>
      <style:text-properties fo:font-size="13pt" officeooo:rsid="002a06d0" officeooo:paragraph-rsid="002bee70" style:font-size-asian="13pt" style:font-size-complex="13pt"/>
    </style:style>
    <style:style style:name="P69" style:family="paragraph" style:parent-style-name="Text_20_body">
      <style:paragraph-properties fo:line-height="150%"/>
      <style:text-properties officeooo:rsid="0027da2b" officeooo:paragraph-rsid="0027da2b"/>
    </style:style>
    <style:style style:name="P70" style:family="paragraph" style:parent-style-name="Text_20_body">
      <style:paragraph-properties fo:line-height="150%"/>
      <style:text-properties officeooo:rsid="00286fe7" officeooo:paragraph-rsid="00286fe7"/>
    </style:style>
    <style:style style:name="P71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0edbcb" officeooo:paragraph-rsid="0020b400" style:font-size-asian="11.3500003814697pt" style:font-size-complex="13pt"/>
    </style:style>
    <style:style style:name="P72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0edbcb" officeooo:paragraph-rsid="0027da2b" style:font-size-asian="11.3500003814697pt" style:font-size-complex="13pt"/>
    </style:style>
    <style:style style:name="P73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0edbcb" officeooo:paragraph-rsid="00286fe7" style:font-size-asian="11.3500003814697pt" style:font-size-complex="13pt"/>
    </style:style>
    <style:style style:name="P74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0edbcb" officeooo:paragraph-rsid="002dd24d" style:font-size-asian="11.3500003814697pt" style:font-size-complex="13pt"/>
    </style:style>
    <style:style style:name="P75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text-indent="0cm" style:auto-text-indent="false"/>
      <style:text-properties style:font-name="Arial" fo:font-size="13pt" officeooo:rsid="000edbcb" officeooo:paragraph-rsid="0023ca1b" style:font-size-asian="11.3500003814697pt" style:font-size-complex="13pt"/>
    </style:style>
    <style:style style:name="P76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20b400" officeooo:paragraph-rsid="0023ca1b" style:font-size-asian="11.3500003814697pt" style:font-size-complex="13pt"/>
    </style:style>
    <style:style style:name="P77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fo:font-weight="normal" officeooo:rsid="001f7013" officeooo:paragraph-rsid="00293edf" style:font-size-asian="13pt" style:font-weight-asian="normal" style:font-size-complex="13pt" style:font-weight-complex="normal"/>
    </style:style>
    <style:style style:name="P78" style:family="paragraph" style:parent-style-name="Heading_20_1">
      <style:paragraph-properties fo:line-height="150%" fo:text-align="center" style:justify-single-word="false"/>
    </style:style>
    <style:style style:name="P79" style:family="paragraph" style:parent-style-name="Heading_20_1">
      <style:paragraph-properties fo:line-height="150%" fo:text-align="center" style:justify-single-word="false"/>
      <style:text-properties officeooo:paragraph-rsid="0019debe"/>
    </style:style>
    <style:style style:name="P80" style:family="paragraph" style:parent-style-name="Heading_20_1">
      <style:paragraph-properties fo:text-align="center" style:justify-single-word="false"/>
    </style:style>
    <style:style style:name="P81" style:family="paragraph" style:parent-style-name="Heading_20_2">
      <style:paragraph-properties fo:line-height="150%"/>
      <style:text-properties officeooo:paragraph-rsid="00139fe5"/>
    </style:style>
    <style:style style:name="P82" style:family="paragraph" style:parent-style-name="Heading_20_2">
      <style:paragraph-properties fo:line-height="150%"/>
    </style:style>
    <style:style style:name="P83" style:family="paragraph" style:parent-style-name="Heading_20_2">
      <style:paragraph-properties fo:line-height="150%"/>
      <style:text-properties officeooo:paragraph-rsid="001e800b"/>
    </style:style>
    <style:style style:name="P84" style:family="paragraph" style:parent-style-name="Heading_20_2">
      <style:paragraph-properties fo:line-height="150%"/>
      <style:text-properties style:font-name="Arial"/>
    </style:style>
    <style:style style:name="P85" style:family="paragraph" style:parent-style-name="Heading_20_3">
      <style:paragraph-properties fo:line-height="150%"/>
    </style:style>
    <style:style style:name="P86" style:family="paragraph" style:parent-style-name="Heading_20_3">
      <style:paragraph-properties fo:line-height="150%"/>
      <style:text-properties fo:font-weight="bold" style:font-weight-asian="bold" style:font-weight-complex="bold"/>
    </style:style>
    <style:style style:name="P87" style:family="paragraph" style:parent-style-name="Heading_20_4">
      <style:paragraph-properties fo:line-height="150%"/>
      <style:text-properties fo:font-weight="bold" style:font-weight-asian="bold" style:font-weight-complex="bold"/>
    </style:style>
    <style:style style:name="P88" style:family="paragraph" style:parent-style-name="Heading_20_4">
      <style:paragraph-properties fo:line-height="150%"/>
    </style:style>
    <style:style style:name="P89" style:family="paragraph" style:parent-style-name="Text_20_body">
      <style:paragraph-properties fo:line-height="150%" fo:text-align="start" style:justify-single-word="false"/>
      <style:text-properties style:font-name="Arial" fo:font-size="13pt" officeooo:rsid="0020b400" officeooo:paragraph-rsid="0020b400" style:font-size-asian="11.3500003814697pt" style:font-size-complex="13pt"/>
    </style:style>
    <style:style style:name="P90" style:family="paragraph" style:parent-style-name="Text_20_body">
      <style:paragraph-properties fo:line-height="100%"/>
      <style:text-properties style:font-name="Arial" fo:font-size="13pt" officeooo:rsid="00172afb" officeooo:paragraph-rsid="0023ca1b" style:font-size-asian="13pt" style:font-size-complex="13pt"/>
    </style:style>
    <style:style style:name="P91" style:family="paragraph" style:parent-style-name="Text_20_body">
      <style:paragraph-properties fo:line-height="100%"/>
      <style:text-properties style:font-name="Arial" fo:font-size="13pt" officeooo:rsid="00172afb" officeooo:paragraph-rsid="0025bc36" style:font-size-asian="13pt" style:font-size-complex="13pt"/>
    </style:style>
    <style:style style:name="P92" style:family="paragraph" style:parent-style-name="Text_20_body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fo:font-weight="normal" officeooo:rsid="00293edf" officeooo:paragraph-rsid="002a06d0" style:font-size-asian="13pt" style:font-weight-asian="normal" style:font-size-complex="13pt" style:font-weight-complex="normal"/>
    </style:style>
    <style:style style:name="P93" style:family="paragraph" style:parent-style-name="Text_20_body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fo:font-weight="normal" officeooo:rsid="00293edf" officeooo:paragraph-rsid="002bee70" style:font-size-asian="13pt" style:font-weight-asian="normal" style:font-size-complex="13pt" style:font-weight-complex="normal"/>
    </style:style>
    <style:style style:name="P94" style:family="paragraph" style:parent-style-name="Text_20_body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fo:font-weight="normal" officeooo:rsid="00293edf" officeooo:paragraph-rsid="00305341" style:font-size-asian="13pt" style:font-weight-asian="normal" style:font-size-complex="13pt" style:font-weight-complex="normal"/>
    </style:style>
    <style:style style:name="P95" style:family="paragraph" style:parent-style-name="Text_20_body">
      <style:paragraph-properties fo:line-height="150%"/>
      <style:text-properties style:font-name="Arial" fo:font-size="13pt" fo:font-weight="normal" officeooo:rsid="002a06d0" officeooo:paragraph-rsid="002a06d0" style:font-size-asian="13pt" style:font-weight-asian="normal" style:font-size-complex="13pt" style:font-weight-complex="normal"/>
    </style:style>
    <style:style style:name="P96" style:family="paragraph" style:parent-style-name="Text_20_body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fo:font-weight="normal" officeooo:rsid="00305341" officeooo:paragraph-rsid="00305341" style:font-size-asian="13pt" style:font-weight-asian="normal" style:font-size-complex="13pt" style:font-weight-complex="normal"/>
    </style:style>
    <style:style style:name="T1" style:family="text">
      <style:text-properties officeooo:rsid="00107c5d"/>
    </style:style>
    <style:style style:name="T2" style:family="text">
      <style:text-properties officeooo:rsid="001113a2"/>
    </style:style>
    <style:style style:name="T3" style:family="text">
      <style:text-properties officeooo:rsid="001146a2"/>
    </style:style>
    <style:style style:name="T4" style:family="text">
      <style:text-properties officeooo:rsid="0011d3b8"/>
    </style:style>
    <style:style style:name="T5" style:family="text">
      <style:text-properties officeooo:rsid="00139fe5"/>
    </style:style>
    <style:style style:name="T6" style:family="text">
      <style:text-properties officeooo:rsid="00157c0f"/>
    </style:style>
    <style:style style:name="T7" style:family="text">
      <style:text-properties officeooo:rsid="001779b6"/>
    </style:style>
    <style:style style:name="T8" style:family="text">
      <style:text-properties officeooo:rsid="00180a80"/>
    </style:style>
    <style:style style:name="T9" style:family="text">
      <style:text-properties officeooo:rsid="0019debe"/>
    </style:style>
    <style:style style:name="T10" style:family="text">
      <style:text-properties officeooo:rsid="001a2537"/>
    </style:style>
    <style:style style:name="T11" style:family="text">
      <style:text-properties officeooo:rsid="001c02cd"/>
    </style:style>
    <style:style style:name="T12" style:family="text">
      <style:text-properties officeooo:rsid="001e800b"/>
    </style:style>
    <style:style style:name="T13" style:family="text">
      <style:text-properties officeooo:rsid="001eec82"/>
    </style:style>
    <style:style style:name="T14" style:family="text">
      <style:text-properties officeooo:rsid="001f7013"/>
    </style:style>
    <style:style style:name="T15" style:family="text">
      <style:text-properties style:text-line-through-style="solid" style:text-line-through-type="single" officeooo:rsid="001f7013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93edf" style:font-weight-asian="normal" style:font-weight-complex="normal"/>
    </style:style>
    <style:style style:name="T19" style:family="text">
      <style:text-properties fo:font-weight="normal" officeooo:rsid="002dd24d" style:font-weight-asian="normal" style:font-weight-complex="normal"/>
    </style:style>
    <style:style style:name="T20" style:family="text">
      <style:text-properties officeooo:rsid="00172afb"/>
    </style:style>
    <style:style style:name="T21" style:family="text">
      <style:text-properties style:font-name="Arial"/>
    </style:style>
    <style:style style:name="T22" style:family="text">
      <style:text-properties style:font-name="Arial" officeooo:rsid="001e800b"/>
    </style:style>
    <style:style style:name="T23" style:family="text">
      <style:text-properties style:font-name="Arial" officeooo:rsid="001f7013"/>
    </style:style>
    <style:style style:name="T24" style:family="text">
      <style:text-properties style:font-name="Arial" fo:font-weight="bold" officeooo:rsid="001f7013" style:font-weight-asian="bold" style:font-weight-complex="bold"/>
    </style:style>
    <style:style style:name="T25" style:family="text">
      <style:text-properties style:font-name="Arial" fo:font-weight="normal" style:font-weight-asian="normal" style:font-weight-complex="normal"/>
    </style:style>
    <style:style style:name="T26" style:family="text">
      <style:text-properties style:font-name="Arial" fo:font-weight="normal" officeooo:rsid="001f7013" style:font-weight-asian="normal" style:font-weight-complex="normal"/>
    </style:style>
    <style:style style:name="T27" style:family="text">
      <style:text-properties style:font-name="Arial" fo:font-weight="normal" officeooo:rsid="00293edf" style:font-weight-asian="normal" style:font-weight-complex="normal"/>
    </style:style>
    <style:style style:name="T28" style:family="text">
      <style:text-properties style:font-name="Arial" fo:font-weight="normal" officeooo:rsid="001e800b" style:font-weight-asian="normal" style:font-weight-complex="normal"/>
    </style:style>
    <style:style style:name="T29" style:family="text">
      <style:text-properties style:font-name="Arial" fo:font-weight="normal" officeooo:rsid="002bee70" style:font-weight-asian="normal" style:font-weight-complex="normal"/>
    </style:style>
    <style:style style:name="T30" style:family="text">
      <style:text-properties style:font-name="Arial" fo:font-weight="normal" officeooo:rsid="002dd24d" style:font-weight-asian="normal" style:font-weight-complex="normal"/>
    </style:style>
    <style:style style:name="T31" style:family="text">
      <style:text-properties style:font-name="Arial" officeooo:rsid="00293edf"/>
    </style:style>
    <style:style style:name="T32" style:family="text">
      <style:text-properties officeooo:rsid="0021e178"/>
    </style:style>
    <style:style style:name="T33" style:family="text">
      <style:text-properties officeooo:rsid="0023ca1b"/>
    </style:style>
    <style:style style:name="T34" style:family="text">
      <style:text-properties officeooo:rsid="0025bc36"/>
    </style:style>
    <style:style style:name="T35" style:family="text">
      <style:text-properties officeooo:rsid="00286fe7"/>
    </style:style>
    <style:style style:name="T36" style:family="text">
      <style:text-properties officeooo:rsid="00293e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icurso de Animação Css 01</text:p>
      <text:p text:style-name="P36">__________________________________________________________________</text:p>
      <text:h text:style-name="P78" text:outline-level="1">Proprosito da <text:span text:style-name="T1">A</text:span>nimação</text:h>
      <text:p text:style-name="P4">Animações desempenham um papel critico na melhoria de UX po<text:span text:style-name="T1">is</text:span> ajudam a fornecer feedbacks visuais muito melhores, tor<text:span text:style-name="T1">n</text:span>ando as interações muito mais uteis e eficientes. <text:span text:style-name="T1">A</text:span>nimações precisam ser usadas com sabedoria, ou você pode fazer uma pagina que cause distração ou invés de prover interação. <text:span text:style-name="T1">O</text:span> objetivo das animações é servir como um auxiliador e aprimorador e não como obstaculo. <text:s text:c="10"/><text:tab/><text:span text:style-name="T1">Animação pode trazer </text:span>a um projeto, informação, hierarquia, foco, feedback, marca e muito mais.</text:p>
      <text:p text:style-name="P4">________________</text:p>
      <text:p text:style-name="P16">Animações de interface são divididas em 3 tipos diferentes: Funcional, Material e</text:p>
      <text:p text:style-name="P16">Encantador. Animação pode ajudar a alcançar metas de UX e fazer a UI ficar mais consistente <text:span text:style-name="T2">e real, tudo isso enquanto impulsiona a adoção de um serviço ou produto por inteiro.</text:span></text:p>
      <text:p text:style-name="P17">Funcional: Otimiza a experiencia | Guia a atenção | Feedback + Preparação</text:p>
      <text:p text:style-name="P17">Material: Modelos consistentes de UI | Relações espaciais entre telas e elemento</text:p>
      <text:p text:style-name="P17">Encantador: Humanidade e Diversão | Algo único e memoravel | Entretenimento + Relacionamento</text:p>
      <text:p text:style-name="P18">__________________________________________________________________</text:p>
      <text:h text:style-name="P78" text:outline-level="1">Transform</text:h>
      <text:h text:style-name="P81" text:outline-level="2">Translate<text:span text:style-name="T3">X</text:span><text:span text:style-name="T4">( )</text:span>:</text:h>
      <text:p text:style-name="P3">Move o <text:span text:style-name="T4">elemento</text:span> no eixo <text:span text:style-name="T4">X</text:span>, ou seja, <text:s/>na horizontal. <text:span text:style-name="T4">Recebe qualquer valor numerico e unidade de medida, </text:span><text:span text:style-name="T10">tambem recebe valores negativos</text:span></text:p>
      <text:p text:style-name="P2"><text:soft-page-break/>Transform: translateX( );</text:p>
      <text:p text:style-name="P5">________________</text:p>
      <text:h text:style-name="P82" text:outline-level="2">TranslateY<text:span text:style-name="T4">( )</text:span>:</text:h>
      <text:p text:style-name="P34">Move o elemento no eixo Y, ou seja, na vertical. Recebe qualquer valor numerico e unidade de medida, <text:span text:style-name="T10">tambem recebe valores negativos</text:span></text:p>
      <text:p text:style-name="P32">Transform: translateY( );</text:p>
      <text:p text:style-name="P5">________________</text:p>
      <text:h text:style-name="P82" text:outline-level="2">Translate<text:span text:style-name="T4">( )</text:span>:</text:h>
      <text:p text:style-name="P35">Move o elemento tanto na direção X quanto na direção Y, ou seja, na horizontal e na vertical, <text:span text:style-name="T5">os dois separados por virgula</text:span>. Recebe qualquer valor numerico e unidade de medida, <text:span text:style-name="T10">tambem recebe valores negativos</text:span></text:p>
      <text:p text:style-name="P38">Transform: translate( );</text:p>
      <text:p text:style-name="P38">Transform: translate(translateX, TranslateY );</text:p>
      <text:p text:style-name="P6">________________</text:p>
      <text:h text:style-name="P84" text:outline-level="2">ScaleX( ):</text:h>
      <text:p text:style-name="P39">Altera a proporção do elemento no eixo X, esquerda e direita (horizontal). <text:s/><text:span text:style-name="T4">Recebe qualquer valor numerico</text:span><text:span text:style-name="T6">, esse valor representa quantas vezes o tamanho do elemento vai ser alterado. Não permite nenhuma unidade de medida</text:span></text:p>
      <text:p text:style-name="P22">Transform: scaleX( );</text:p>
      <text:p text:style-name="P7">________________</text:p>
      <text:h text:style-name="Heading_20_2" text:outline-level="2">ScaleY( ):</text:h>
      <text:p text:style-name="P40">Altera a proporção do elemento no eixo <text:span text:style-name="T6">Y</text:span>, <text:span text:style-name="T6">baixo</text:span> e <text:span text:style-name="T6">cima </text:span>(<text:span text:style-name="T6">vertical</text:span>). <text:s/><text:span text:style-name="T4">Recebe qualquer valor numerico</text:span><text:span text:style-name="T6">, esse valor representa quantas vezes o tamanho do elemento vai ser alterado. Não permite nenhuma unidade de medida</text:span></text:p>
      <text:p text:style-name="P21"><text:soft-page-break/>Transform: scaleY( );</text:p>
      <text:p text:style-name="P7">________________</text:p>
      <text:h text:style-name="Heading_20_2" text:outline-level="2">Scale( ):</text:h>
      <text:p text:style-name="P20">Altera a proporção do elemento em ambos os eixos, lado esquerdo e direito, cima e baixo, ou seja, altera proporcionalmente o elemento. <text:span text:style-name="T4">Recebe qualquer valor numerico</text:span>, esse valor representa quantas vezes o tamanho do elemento vai ser alterado. Não permite nenhuma unidade de medida</text:p>
      <text:p text:style-name="P20">transform: Scale( );</text:p>
      <text:p text:style-name="P7">________________</text:p>
      <text:h text:style-name="P84" text:outline-level="2">Rotate( ):</text:h>
      <text:p text:style-name="P23">Rotaciona o elemento <text:span text:style-name="T7">usando a medida deg (graus) e turn (volta). A medida deg permite que o valor seja positivo ou negativo.</text:span></text:p>
      <text:p text:style-name="P25">Transform: rotate(45deg); - 45 graus</text:p>
      <text:p text:style-name="P25">Transform: rotate(0.5turn); - meia volta (180 graus)</text:p>
      <text:p text:style-name="P25">____</text:p>
      <text:p text:style-name="P25">Transform: rotate( );</text:p>
      <text:p text:style-name="P8">________________</text:p>
      <text:h text:style-name="Heading_20_2" text:outline-level="2">Skew<text:span text:style-name="T7">X</text:span>( ):</text:h>
      <text:p text:style-name="P24">Vai inclinar o elemento no eixo <text:span text:style-name="T8">X</text:span>, esquerda e direita (horizontal). <text:span text:style-name="T8">U</text:span>tiliza o valor deg (grau), permitindo valores negativos, <text:span text:style-name="T8">fazendo com que o valor positivo incline para um lado e o negativo para outro</text:span></text:p>
      <text:p text:style-name="P27">Transform: skewX( );</text:p>
      <text:p text:style-name="P9">________________</text:p>
      <text:p text:style-name="P27"/>
      <text:p text:style-name="P27"/>
      <text:p text:style-name="P27"/>
      <text:h text:style-name="Heading_20_2" text:outline-level="2"><text:soft-page-break/>SkewY( ):</text:h>
      <text:p text:style-name="P26">Vai inclinar o elemento no eixo <text:span text:style-name="T8">Y</text:span>, <text:span text:style-name="T8">baixo</text:span> e <text:span text:style-name="T8">cima</text:span> (<text:span text:style-name="T8">vertical</text:span>). <text:span text:style-name="T8">U</text:span>tiliza o valor deg (grau), permitindo valores negativos, <text:span text:style-name="T8">fazendo com que o valor positivo incline para um lado e o negativo para outro</text:span></text:p>
      <text:p text:style-name="P27">Transform: skewY( );</text:p>
      <text:p text:style-name="P9">________________</text:p>
      <text:h text:style-name="P82" text:outline-level="2">Skew( ):</text:h>
      <text:p text:style-name="P27">Vai inclinar o elemento em ambos os eixos, <text:span text:style-name="T9">proporcionalmente</text:span>, baixo e cima, esquerda e direita. Utiliza o valor deg (graus), permitindo valores negativos</text:p>
      <text:p text:style-name="P28">Transform: skew( );</text:p>
      <text:p text:style-name="P10">________________</text:p>
      <text:h text:style-name="P82" text:outline-level="2">Shorthand:</text:h>
      <text:p text:style-name="P42">Transform: translate( ) scale( ) rotate( ) skew<text:span text:style-name="T11">( )</text:span>;</text:p>
      <text:p text:style-name="P11">________________</text:p>
      <text:p text:style-name="P41">Dica: é possível utilizar todos esses valores juntos, essa junção vai criar algo muito mais poderoso e satisfatorio, permitindo uma maior estilização dos elementos</text:p>
      <text:p text:style-name="P19">__________________________________________________________________</text:p>
      <text:h text:style-name="P79" text:outline-level="1">Transition</text:h>
      <text:p text:style-name="P64">As propriedades transition são declaradas no elemento pai / original e não nos efeitos. Caso tenha um .box:hover, o transition vai no .box e não no .box:hover</text:p>
      <text:h text:style-name="P83" text:outline-level="2">Transition-property:</text:h>
      <text:p text:style-name="P43">Tem a fu<text:span text:style-name="T12">nção de escolher qual propriedade Css vai passar pela transição, ou seja, qual propriedade que vai ganhar os efeitos de transition. </text:span><text:span text:style-name="T13">Pode ser mais de uma propriedade, basta separar por virgula</text:span></text:p>
      <text:p text:style-name="P44">Transition-property: <text:s/>;</text:p>
      <text:p text:style-name="P12"><text:soft-page-break/>________________</text:p>
      <text:h text:style-name="P84" text:outline-level="2">Transition-duration:</text:h>
      <text:p text:style-name="P47">Tempo que a <text:span text:style-name="T12">transição</text:span> vai levar para acontecer, <text:span text:style-name="T12">ou seja, é a duração da transição. Recebe qualquer valor numerico e a unidade de medida s (segundos) ou ms (milisegundos). </text:span><text:span text:style-name="T13">Pode declarar durações diferentes basta separar por virgula, cada duração reflete nas propriedades que estão na transition-property</text:span></text:p>
      <text:p text:style-name="P45"><text:span text:style-name="T14">T</text:span>ransition-duration: <text:s/>;</text:p>
      <text:p text:style-name="P46"><text:span text:style-name="T14">T</text:span>ransition-duration: <text:s/><text:span text:style-name="T13">1s, 1000ms</text:span>;</text:p>
      <text:p text:style-name="P13">________________</text:p>
      <text:h text:style-name="P84" text:outline-level="2">Transition-delay:</text:h>
      <text:p text:style-name="P29">Tem a função de dar uma “esperadinha”, um delay entre o momento que acontece a ação, que acontece o hover e quando a transição realmente vai começar, ou seja, é uma esperadinha entre o momento que passamos o cursor por cima do elemento e quando a transição vai começar. <text:span text:style-name="T14">Recebe os mesmos valores de transition-duration</text:span></text:p>
      <text:p text:style-name="P29"><text:span text:style-name="T14"><text:tab/>Cursor por cima do elemento </text:span><text:span text:style-name="T15">(delay)</text:span><text:span text:style-name="T14"> momento que a ação começa</text:span></text:p>
      <text:p text:style-name="P30">Transition-delay: <text:s/>;</text:p>
      <text:p text:style-name="P14">________________</text:p>
      <text:h text:style-name="P84" text:outline-level="2">Transition-timing-function:</text:h>
      <text:p text:style-name="P31">É a maneira de alterar o tempo em que uma transição acontece, podendo deixar mais agradavel, fluida e até mais natural. Possui algumas funções pré-determinadas no proprio browser: ease-in (suaviza o inicio da transição) <text:span text:style-name="T16">| </text:span><text:span text:style-name="T17">ease-out (suaviza o fim da transição) </text:span><text:span text:style-name="T16">|</text:span><text:span text:style-name="T17"> ease-in-out (suaviza ambos) </text:span><text:span text:style-name="T16">| </text:span><text:span text:style-name="T17">cubic-bezier( ) - (personalizada, recebe valores numericos)</text:span></text:p>
      <text:p text:style-name="P65">Transition-timing-function: <text:s/>;</text:p>
      <text:p text:style-name="P66">__________________________________________________________________</text:p>
      <text:h text:style-name="P78" text:outline-level="1"><text:soft-page-break/>@keyframes</text:h>
      <text:p text:style-name="P89">Sendo a base das animações css, os keyframes especificam como sera a animação em cada estagio da sua linha do tempo, ou seja, define o que vai acontecer com o elemento em momentos chave da animação (linha do tempo)</text:p>
      <text:p text:style-name="P71">________________</text:p>
      <text:h text:style-name="P85" text:outline-level="3">Sintaxe:</text:h>
      <text:p text:style-name="P48">@keyframes nome-<text:span text:style-name="T33">da</text:span>-<text:span text:style-name="T32">animação {</text:span></text:p>
      <text:p text:style-name="P56">}</text:p>
      <text:p text:style-name="P56">declare a regra @keyframes e em seguida escolha um nome para colocar.</text:p>
      <text:p text:style-name="P56"><text:tab/>I<text:span text:style-name="T20">magine </text:span>o keyframe <text:span text:style-name="T20">como se fosse uma timeline </text:span>(linha do tempo)<text:span text:style-name="T20">, você escolhe quando algo vai acontecer <text:s/>usando porcentagem, </text:span>essa timeline vai de 0 a 100%. Resumindo, é uma timeline que vai de 0 a 100% e você escolhe em qual ponto algo vai acontecer</text:p>
      <text:p text:style-name="P15">________________</text:p>
      <text:p text:style-name="P56">EX:</text:p>
      <text:p text:style-name="P37">@keyframes <text:span text:style-name="T34">nome-da-</text:span>animacao {</text:p>
      <text:p text:style-name="P37"><text:tab/><text:span text:style-name="T20">0% {} - nos 0% dessa timeline algo vai acontecer</text:span></text:p>
      <text:p text:style-name="P37"><text:tab/><text:span text:style-name="T20">20% {} - </text:span><text:span text:style-name="T32">nos 20% acontece outra coisa</text:span></text:p>
      <text:p text:style-name="P56"><text:tab/><text:span text:style-name="T20">100% {} - e assim por diante até chegar nos 100%</text:span><text:line-break/>}</text:p>
      <text:p text:style-name="P56">o 0% representa o inicio da timeline, em que estado o elemento vai começar. <text:span text:style-name="T33">O</text:span>s 100% representa o fim, em que estado o elemento vai terminar.</text:p>
      <text:p text:style-name="P57"><text:tab/><text:span text:style-name="T33">Dentro do bloco das porcentagens é declarado as propriedades que você quer animar, ou seja, as propriedades que vão dar o efeito no elemento</text:span></text:p>
      <text:p text:style-name="P57"/>
      <text:p text:style-name="P57"/>
      <text:p text:style-name="P61"><text:soft-page-break/>@keyframes <text:span text:style-name="T34">nome-da-</text:span>animacao <text:s/>{</text:p>
      <text:p text:style-name="P60"><text:tab/><text:span text:style-name="T20">0% {</text:span></text:p>
      <text:p text:style-name="P60"><text:tab/><text:tab/><text:span text:style-name="T33">transform: <text:s/>translateX(0);</text:span></text:p>
      <text:p text:style-name="P90"><text:tab/>}</text:p>
      <text:p text:style-name="P58"><text:tab/><text:span text:style-name="T20">100% {</text:span></text:p>
      <text:p text:style-name="P58"><text:tab/><text:tab/><text:span text:style-name="T33">transform: <text:s/>translateX(calc(100vw - 200px));</text:span></text:p>
      <text:p text:style-name="P58"><text:span text:style-name="T20"><text:tab/>}</text:span><text:line-break/>}</text:p>
      <text:p text:style-name="P58"/>
      <text:p text:style-name="P62">Para o caso da animação ter apenas dois pontos-chave, 0% e 100%, foi criado duas palavra-chave, o from (de) <text:s/>e o to (para), que vai significar: Para onde vai a animação</text:p>
      <text:p text:style-name="P61">@keyframes <text:span text:style-name="T34">nome-da-</text:span>animacao <text:s/>{</text:p>
      <text:p text:style-name="P61"><text:tab/><text:span text:style-name="T34">from</text:span><text:span text:style-name="T20"> {</text:span></text:p>
      <text:p text:style-name="P61"><text:tab/><text:tab/><text:span text:style-name="T33">transform: <text:s/>translateX(0);</text:span></text:p>
      <text:p text:style-name="P91"><text:tab/>}</text:p>
      <text:p text:style-name="P61"/>
      <text:p text:style-name="P59"><text:tab/><text:span text:style-name="T34">to</text:span><text:span text:style-name="T20"> {</text:span></text:p>
      <text:p text:style-name="P59"><text:tab/><text:tab/><text:span text:style-name="T33">transform: <text:s/>translateX(calc(100vw - 200px));</text:span></text:p>
      <text:p text:style-name="P59"><text:span text:style-name="T20"><text:tab/>}</text:span><text:line-break/>}</text:p>
      <text:p text:style-name="P59"/>
      <text:p text:style-name="P62">Nessas situações em que o inicio não importa tanto, é permitido omitir o from e deixar apenas o to</text:p>
      <text:p text:style-name="P61">@keyframes <text:span text:style-name="T34">nome-da-</text:span>animacao <text:s/>{</text:p>
      <text:p text:style-name="P59"><text:tab/><text:span text:style-name="T34">to</text:span><text:span text:style-name="T20"> {</text:span></text:p>
      <text:p text:style-name="P59"><text:tab/><text:tab/><text:span text:style-name="T33">transform: <text:s/>translateX(calc(100vw - 200px));</text:span></text:p>
      <text:p text:style-name="P59"><text:span text:style-name="T20"><text:tab/>}</text:span><text:line-break/>}</text:p>
      <text:p text:style-name="P75">________________</text:p>
      <text:p text:style-name="P76">Dica: sempre que possível, pelo bem da perfomance, use somente as propriedades transform e opacity para suas animações</text:p>
      <text:p text:style-name="P75">________________</text:p>
      <text:h text:style-name="P80" text:outline-level="1"><text:soft-page-break/>Animation</text:h>
      <text:p text:style-name="P33"/>
      <text:p text:style-name="P63">Ao contrario do @kayframe que define o que vai acontecer, o Animation define como a animação vai acontecer</text:p>
      <text:p text:style-name="P72">________________</text:p>
      <text:h text:style-name="P82" text:outline-level="2"><text:span text:style-name="T35">A</text:span>nimation-name:</text:h>
      <text:p text:style-name="P69">Especifica o nome dado no @kayframes, <text:span text:style-name="T35">ou seja, </text:span>é o mesmo nome que você bota na animação, <text:span text:style-name="T35">permitindo que a animação ocorra com o elemento desejado</text:span></text:p>
      <text:p text:style-name="P70">Animation-name: <text:s/>;</text:p>
      <text:p text:style-name="P70">EX:</text:p>
      <text:p text:style-name="P70">.box {<text:line-break/>animation-name: nome-da-animacao;</text:p>
      <text:p text:style-name="P70">}</text:p>
      <text:p text:style-name="P70">@keyframes nome-da-animacao {</text:p>
      <text:p text:style-name="P70">}</text:p>
      <text:p text:style-name="P73">________________</text:p>
      <text:h text:style-name="Heading_20_2" text:outline-level="2">Animation-duration:</text:h>
      <text:p text:style-name="P49">Define o tempo em que uma animação leva para se executada, ou seja, é a duração da animação. <text:span text:style-name="T22">Recebe qualquer valor numerico e a unidade de medida s (segundos) ou ms (milisegundos)</text:span></text:p>
      <text:p text:style-name="P49">Animation-duration: <text:s/>;</text:p>
      <text:p text:style-name="P73">________________</text:p>
      <text:h text:style-name="Heading_20_2" text:outline-level="2"/>
      <text:p text:style-name="Text_20_body"/>
      <text:h text:style-name="P82" text:outline-level="2"><text:soft-page-break/>Animation-timing-function:</text:h>
      <text:p text:style-name="P50">Define como uma animação progride ao longo da duração de cada ciclo, ou seja, é a função de tempo que sera aplicada na animaçã<text:span text:style-name="T36">o</text:span>. <text:span text:style-name="T36">Possui alguns valores padrão: </text:span><text:span text:style-name="T23">ease-in (suaviza o inicio da </text:span><text:span text:style-name="T31">animação</text:span><text:span text:style-name="T23">)</text:span></text:p>
      <text:p text:style-name="P50"><text:span text:style-name="T26">ease-out (suaviza o fim da </text:span><text:span text:style-name="T27">animação</text:span><text:span text:style-name="T26">)</text:span></text:p>
      <text:p text:style-name="P77">ease-in-out (suaviza ambos)</text:p>
      <text:p text:style-name="P50"><text:span text:style-name="T27">Pode receber </text:span><text:span text:style-name="T30">v</text:span><text:span text:style-name="T27">alores personalizados tambem:</text:span><text:span text:style-name="T24"> </text:span></text:p>
      <text:p text:style-name="P51"><text:span text:style-name="T26">cubic-bezier( ) - </text:span><text:span text:style-name="T30">R</text:span><text:span text:style-name="T28">ecebe qualquer valor numerico</text:span></text:p>
      <text:p text:style-name="P51"><text:span text:style-name="T30">steps( ) - D</text:span><text:span text:style-name="T27">efine / limita o numero de passos ou frames da animação, </text:span><text:span text:style-name="T30">recebe qualquer valor numerico e pode receber o parametro jump, basta separar por virgula:</text:span></text:p>
      <text:p text:style-name="P54"><text:span text:style-name="T30">a</text:span><text:span text:style-name="T25">nimation-timing-function: steps(numero-de-frames, jump);</text:span></text:p>
      <text:p text:style-name="P92">____</text:p>
      <text:p text:style-name="P96">AVISO: O jump ainda não foi implementado, funciona apenas no firefox 65+</text:p>
      <text:p text:style-name="P94">____</text:p>
      <text:h text:style-name="P86" text:outline-level="3"><text:span text:style-name="T36">J</text:span>umps:</text:h>
      <text:p text:style-name="P52"><text:span text:style-name="T27">O</text:span><text:span text:style-name="T25">s jumps são parametros para steps que ajudam a configurar como os frames / passos funcionarão</text:span><text:span text:style-name="T27">:</text:span></text:p>
      <text:h text:style-name="P87" text:outline-level="4"><text:span text:style-name="T31">j</text:span><text:span text:style-name="T21">ump-start:</text:span></text:h>
      <text:p text:style-name="P95">Quando definimos jump-start estamos dizendo para pular a posição inicial</text:p>
      <text:p text:style-name="P67"><text:span text:style-name="T30">animation-timing-function: </text:span><text:span text:style-name="T25">steps(numero-de-frames, jump-start);</text:span></text:p>
      <text:h text:style-name="P88" text:outline-level="4">jump-end:</text:h>
      <text:p text:style-name="P68"><text:span text:style-name="T25">Quando definimos jump-</text:span><text:span text:style-name="T29">end</text:span><text:span text:style-name="T25"> estamos dizendo para pular a posição </text:span><text:span text:style-name="T29">final</text:span></text:p>
      <text:p text:style-name="P53"><text:span text:style-name="T19">animation-timing-function: </text:span><text:span text:style-name="T17">steps(numero-de-frames, jump-</text:span><text:span text:style-name="T19">end</text:span><text:span text:style-name="T17">);</text:span></text:p>
      <text:p text:style-name="P93">____</text:p>
      <text:p text:style-name="P55"><text:span text:style-name="T18">A</text:span><text:span text:style-name="T17">nimation-timing-function: <text:s/>;</text:span></text:p>
      <text:p text:style-name="P74"><text:soft-page-break/></text:p>
      <text:p text:style-name="P74"/>
      <text:p text:style-name="P74">________________</text:p>
      <text:h text:style-name="Heading_20_2" text:outline-level="2">Animation-delay:</text:h>
      <text:p text:style-name="P54"/>
      <text:p text:style-name="P7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6T04:06:24.021290770</meta:creation-date>
    <dc:date>2022-07-16T15:35:48.299959532</dc:date>
    <meta:editing-duration>PT3H31M30S</meta:editing-duration>
    <meta:editing-cycles>3</meta:editing-cycles>
    <meta:generator>LibreOffice/7.3.4.2$Linux_X86_64 LibreOffice_project/30$Build-2</meta:generator>
    <meta:document-statistic meta:table-count="0" meta:image-count="0" meta:object-count="0" meta:page-count="14" meta:paragraph-count="159" meta:word-count="1376" meta:character-count="9279" meta:non-whitespace-character-count="8003"/>
  </office:meta>
</office:document-meta>
</file>